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NGS-0859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1</text:p>
          </table:table-cell>
          <table:table-cell office:value-type="string" calcext:value-type="string">
            <text:p>WTuntr A input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9707152" calcext:value-type="float">
            <text:p>39707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0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3</text:p>
          </table:table-cell>
          <table:table-cell office:value-type="string" calcext:value-type="string">
            <text:p>WTuntr B input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1526003" calcext:value-type="float">
            <text:p>31526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1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4</text:p>
          </table:table-cell>
          <table:table-cell office:value-type="string" calcext:value-type="string">
            <text:p>WT/TCP A input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4332350" calcext:value-type="float">
            <text:p>34332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2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6</text:p>
          </table:table-cell>
          <table:table-cell office:value-type="string" calcext:value-type="string">
            <text:p>WT/TCP B input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1373586" calcext:value-type="float">
            <text:p>31373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3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7</text:p>
          </table:table-cell>
          <table:table-cell office:value-type="string" calcext:value-type="string">
            <text:p>Set8KO/TCP A input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3224994" calcext:value-type="float">
            <text:p>3322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4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8</text:p>
          </table:table-cell>
          <table:table-cell office:value-type="string" calcext:value-type="string">
            <text:p>Set8KO/TCP B input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4367656" calcext:value-type="float">
            <text:p>34367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5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0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9</text:p>
          </table:table-cell>
          <table:table-cell office:value-type="string" calcext:value-type="string">
            <text:p>WTuntr A_H3K27ac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40209786" calcext:value-type="float">
            <text:p>40209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6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0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10</text:p>
          </table:table-cell>
          <table:table-cell office:value-type="string" calcext:value-type="string">
            <text:p>WTuntr B_H3K27ac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9497465" calcext:value-type="float">
            <text:p>39497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7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1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24</text:p>
          </table:table-cell>
          <table:table-cell office:value-type="string" calcext:value-type="string">
            <text:p>WT/TCP A_H3K27ac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7392336" calcext:value-type="float">
            <text:p>373923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8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1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2</text:p>
          </table:table-cell>
          <table:table-cell office:value-type="string" calcext:value-type="string">
            <text:p>WT/TCP B_H3K27ac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7064605" calcext:value-type="float">
            <text:p>37064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69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8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5</text:p>
          </table:table-cell>
          <table:table-cell office:value-type="string" calcext:value-type="string">
            <text:p>Set8KO/TCP A_H3K27ac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19291991" calcext:value-type="float">
            <text:p>19291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0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4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17</text:p>
          </table:table-cell>
          <table:table-cell office:value-type="string" calcext:value-type="string">
            <text:p>Set8KO/TCP B_H3K27ac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9296937" calcext:value-type="float">
            <text:p>39296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1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4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6</text:p>
          </table:table-cell>
          <table:table-cell office:value-type="string" calcext:value-type="string">
            <text:p>WT/TCP A_ORC1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6082885" calcext:value-type="float">
            <text:p>6082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2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1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26</text:p>
          </table:table-cell>
          <table:table-cell office:value-type="string" calcext:value-type="string">
            <text:p>WT/TCP B_ORC1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4512299" calcext:value-type="float">
            <text:p>451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3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4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2</text:p>
          </table:table-cell>
          <table:table-cell office:value-type="string" calcext:value-type="string">
            <text:p>Set8KO/TCP A_ORC1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5011044" calcext:value-type="float">
            <text:p>50110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4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1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1</text:p>
          </table:table-cell>
          <table:table-cell office:value-type="string" calcext:value-type="string">
            <text:p>Set8KO/TCP B_ORC1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4648612" calcext:value-type="float">
            <text:p>4648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5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4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0</text:p>
          </table:table-cell>
          <table:table-cell office:value-type="string" calcext:value-type="string">
            <text:p>WT/TCP A_γH2AX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393020" calcext:value-type="float">
            <text:p>393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6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4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8</text:p>
          </table:table-cell>
          <table:table-cell office:value-type="string" calcext:value-type="string">
            <text:p>WT/TCP B_γH2AX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4836102" calcext:value-type="float">
            <text:p>4836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7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1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39</text:p>
          </table:table-cell>
          <table:table-cell office:value-type="string" calcext:value-type="string">
            <text:p>Set8KO/TCP A_γH2AX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6090689" calcext:value-type="float">
            <text:p>6090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S-0878</text:p>
          </table:table-cell>
          <table:table-cell office:value-type="string" calcext:value-type="string">
            <text:p>01.10.202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IGH 1X75</text:p>
          </table:table-cell>
          <table:table-cell office:value-type="string" calcext:value-type="string">
            <text:p>14 cycles</text:p>
          </table:table-cell>
          <table:table-cell office:value-type="string" calcext:value-type="string">
            <text:p>ChIP SEQ</text:p>
          </table:table-cell>
          <table:table-cell office:value-type="string" calcext:value-type="string">
            <text:p>I.Talianidis</text:p>
          </table:table-cell>
          <table:table-cell office:value-type="string" calcext:value-type="string">
            <text:p>O.Galanopoupou</text:p>
          </table:table-cell>
          <table:table-cell office:value-type="string" calcext:value-type="string">
            <text:p>NebNext 40</text:p>
          </table:table-cell>
          <table:table-cell office:value-type="string" calcext:value-type="string">
            <text:p>Set8KO/TCP B_γH2AX</text:p>
          </table:table-cell>
          <table:table-cell office:value-type="string" calcext:value-type="string">
            <text:p>Mus musculus</text:p>
          </table:table-cell>
          <table:table-cell office:value-type="float" office:value="92.82" calcext:value-type="float">
            <text:p>92.82</text:p>
          </table:table-cell>
          <table:table-cell office:value-type="float" office:value="5225009" calcext:value-type="float">
            <text:p>5225009</text:p>
          </table:table-cell>
          <table:table-cell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4:30:21.407816388</meta:creation-date>
    <dc:date>2021-02-10T14:31:11.759458751</dc:date>
    <meta:editing-duration>PT50S</meta:editing-duration>
    <meta:editing-cycles>1</meta:editing-cycles>
    <meta:document-statistic meta:table-count="1" meta:cell-count="260" meta:object-count="0"/>
    <meta:generator>LibreOffice/6.4.6.2$Linux_X86_64 LibreOffice_project/40$Build-2</meta:generator>
  </office:meta>
</office:document-meta>
</file>